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11ae" officeooo:paragraph-rsid="001e11ae"/>
    </style:style>
    <style:style style:name="P2" style:family="paragraph" style:parent-style-name="Standard">
      <style:paragraph-properties fo:text-align="center" style:justify-single-word="false"/>
      <style:text-properties officeooo:rsid="001e11ae" officeooo:paragraph-rsid="001e11ae"/>
    </style:style>
    <style:style style:name="P3" style:family="paragraph" style:parent-style-name="Standard">
      <style:text-properties officeooo:rsid="000fcab7" officeooo:paragraph-rsid="001e11ae"/>
    </style:style>
    <style:style style:name="P4" style:family="paragraph" style:parent-style-name="Standard">
      <style:text-properties fo:font-style="italic" officeooo:rsid="001e11ae" officeooo:paragraph-rsid="001e11ae" style:font-style-asian="italic" style:font-style-complex="italic"/>
    </style:style>
    <style:style style:name="P5" style:family="paragraph" style:parent-style-name="Standard">
      <style:text-properties officeooo:rsid="001ffca7" officeooo:paragraph-rsid="001ffca7"/>
    </style:style>
    <style:style style:name="P6" style:family="paragraph" style:parent-style-name="Standard">
      <style:text-properties officeooo:rsid="0021b543" officeooo:paragraph-rsid="0021b543"/>
    </style:style>
    <style:style style:name="P7" style:family="paragraph" style:parent-style-name="Standard">
      <style:text-properties officeooo:rsid="00229ac4" officeooo:paragraph-rsid="00229ac4"/>
    </style:style>
    <style:style style:name="T1" style:family="text">
      <style:text-properties officeooo:rsid="001e11a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1607d"/>
    </style:style>
    <style:style style:name="T4" style:family="text">
      <style:text-properties style:text-position="sub 58%" officeooo:rsid="001fecda"/>
    </style:style>
    <style:style style:name="T5" style:family="text">
      <style:text-properties style:text-position="sub 58%" officeooo:rsid="0021b543"/>
    </style:style>
    <style:style style:name="T6" style:family="text">
      <style:text-properties officeooo:rsid="0011607d"/>
    </style:style>
    <style:style style:name="T7" style:family="text">
      <style:text-properties officeooo:rsid="000fcab7"/>
    </style:style>
    <style:style style:name="T8" style:family="text">
      <style:text-properties officeooo:rsid="001fecda"/>
    </style:style>
    <style:style style:name="T9" style:family="text">
      <style:text-properties style:text-position="0% 100%" officeooo:rsid="001fecda"/>
    </style:style>
    <style:style style:name="T10" style:family="text">
      <style:text-properties officeooo:rsid="0021b543"/>
    </style:style>
    <style:style style:name="T11" style:family="text">
      <style:text-properties officeooo:rsid="00229ac4"/>
    </style:style>
    <style:style style:name="T12" style:family="text">
      <style:text-properties officeooo:rsid="002367d6"/>
    </style:style>
    <style:style style:name="T13" style:family="text">
      <style:text-properties officeooo:rsid="0024f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um Lift</text:p>
      <text:p text:style-name="P2">by Sven Nilsen, 2020</text:p>
      <text:p text:style-name="P1"/>
      <text:p text:style-name="P4">In this paper I introduce the `qlift` function, which makes it possible to construct <text:span text:style-name="T8">arbitrary</text:span> quantum functions <text:span text:style-name="T8">satisfying Schrödinger equation</text:span> out of quantum Phi functions using ordinary source code.</text:p>
      <text:p text:style-name="P1"/>
      <text:p text:style-name="P1">The `qlift` function is an imaginary function (its source code can not be written down):</text:p>
      <text:p text:style-name="P1"/>
      <text:p text:style-name="P3"><text:tab/>qlift : (<text:span text:style-name="T1">T</text:span> → ()) ⨯ <text:span text:style-name="T1">X</text:span> → (<text:span text:style-name="T1">T</text:span> → <text:span text:style-name="T1">X</text:span>)</text:p>
      <text:p text:style-name="P3"/>
      <text:p text:style-name="P3"><text:tab/>∃<text:span text:style-name="T3">pc</text:span><text:span text:style-name="T6">qlift(f, x</text:span><text:span text:style-name="T3">0</text:span><text:span text:style-name="T6">)(t) &lt;=&gt; \(x</text:span><text:span text:style-name="T3">1</text:span><text:span text:style-name="T6"> : X) = if x</text:span><text:span text:style-name="T3">0 </text:span><text:span text:style-name="T6">== x</text:span><text:span text:style-name="T3">1</text:span><text:span text:style-name="T6"> { sqrt((∃</text:span><text:span text:style-name="T3">p</text:span><text:span text:style-name="T9">x</text:span><text:span text:style-name="T4">0</text:span><text:span text:style-name="T6">)(x</text:span><text:span text:style-name="T3">0</text:span><text:span text:style-name="T6">)) · (∃</text:span><text:span text:style-name="T3">pc</text:span><text:span text:style-name="T6">f(t))(()) } else { 0 }</text:span></text:p>
      <text:p text:style-name="P3"/>
      <text:p text:style-name="P1">The probabilistic `<text:span text:style-name="T7">∃</text:span><text:span text:style-name="T3">p</text:span><text:span text:style-name="T6">qlift</text:span>` is undefined, because <text:span text:style-name="T8">the functions returned from `qlift` redefines what the complex probabilistic existential path does. Otherwise, it would contradict probability theory.</text:span></text:p>
      <text:p text:style-name="P1"/>
      <text:p text:style-name="P5">What `qlift` does is to bind the probability of a program generating a value `x<text:span text:style-name="T2">0</text:span>` to quantum behavior.</text:p>
      <text:p text:style-name="P5"/>
      <text:p text:style-name="P5">Usually, the `qlift` function is combined with `phi` (see paper “Quantum Schrödinger Functions”).</text:p>
      <text:p text:style-name="P5">The complex probability amplitudes of <text:span text:style-name="T10">`f` over time is scaled with the probability of `x</text:span><text:span text:style-name="T5">0</text:span><text:span text:style-name="T10">`.</text:span></text:p>
      <text:p text:style-name="P5"/>
      <text:p text:style-name="P6">This means, since values generated by a non-deterministic program adds probabilities up to `1`, that multiple qlifts can be used to construct arbitrary quantum functions satisfying Schrödinger equation.</text:p>
      <text:p text:style-name="P6"/>
      <text:p text:style-name="P6">For example:</text:p>
      <text:p text:style-name="P6"/>
      <text:p text:style-name="P6"><text:tab/>f() = if random() &lt; 0.2 { qlift(phi(1), false) } else { qlift(phi(2), true) }</text:p>
      <text:p text:style-name="P6"/>
      <text:p text:style-name="P6"><text:tab/>f : () → (time → bool)</text:p>
      <text:p text:style-name="P6"/>
      <text:p text:style-name="P6">Intuitively, `f()` returns a quantum function rotating a complex probability amplitude over time with frequency either `1` or `2`. <text:span text:style-name="T11">One can tell which `phi` function that was used from the boolean. </text:span>However, the identity of this quantum <text:span text:style-name="T11">`phi` </text:span>function is not known before it has been called with a time argument!</text:p>
      <text:p text:style-name="P6"/>
      <text:p text:style-name="P7">When calling `f()(t)`, it returns `false` and `true` with complex probabilit<text:span text:style-name="T13">y amplitudes</text:span>:</text:p>
      <text:p text:style-name="P6"/>
      <text:p text:style-name="P6"><text:tab/>false<text:tab/><text:tab/><text:tab/>true</text:p>
      <text:p text:style-name="P6"><text:tab/><text:span text:style-name="T13">sqrt(</text:span>0.2<text:span text:style-name="T13">)</text:span>𝜑(1)(t)<text:tab/><text:span text:style-name="T13">sqrt(</text:span>0.8<text:span text:style-name="T13">)</text:span>𝜑(2)(t)</text:p>
      <text:p text:style-name="P6"/>
      <text:p text:style-name="P7">Each of these states satisfies the Schrödinger equation. When two solutions of the Schrödinger equation is combined, the new wavefunction also satisfies the Schrödinger equation.</text:p>
      <text:p text:style-name="P7"/>
      <text:p text:style-name="P7">Notice that `f` is order-free, <text:span text:style-name="T12">which is important to construct quantum functions implicitly. For more information about order-free quantum functions, see paper “Order-Free Quantum Non-Determinism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1:08:26.569759000</meta:creation-date>
    <dc:date>2020-05-06T02:33:39.837391000</dc:date>
    <meta:editing-duration>PT4M4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321" meta:character-count="2073" meta:non-whitespace-character-count="1764"/>
  </office:meta>
</office:document-meta>
</file>